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529cm" fo:padding-top="0cm" fo:padding-bottom="0cm" fo:padding-left="0cm" fo:padding-right="0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265cm" draw:marker-end="Arrow" draw:marker-end-width="0.265cm" draw:textarea-horizontal-align="center" draw:textarea-vertical-align="middle"/>
    </style:style>
    <style:style style:name="gr5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26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185cm" svg:height="1.918cm" svg:x="11.173cm" svg:y="9.089cm">
          <text:p text:style-name="P2"/>
        </draw:rect>
        <draw:frame draw:style-name="gr2" draw:text-style-name="P3" draw:layer="layout" svg:width="2.237cm" svg:height="0.529cm" svg:x="11.186cm" svg:y="11.039cm">
          <draw:text-box>
            <text:p text:style-name="P2"><text:span text:style-name="T1">Web Server</text:span></text:p>
          </draw:text-box>
        </draw:frame>
        <draw:custom-shape draw:style-name="gr3" draw:text-style-name="P1" draw:layer="layout" svg:width="1.693cm" svg:height="1.667cm" svg:x="15.559cm" svg:y="11.621cm">
          <text:p text:style-name="P2"/>
          <draw:enhanced-geometry svg:viewBox="0 0 88 21600" draw:glue-points="44 ?f6 44 0 0 10800 44 21600 88 10800" draw:text-areas="0 ?f6 88 ?f3" draw:type="can" draw:modifiers="7072.419106317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6.431cm" svg:y1="10.526cm" svg:x2="16.431cm" svg:y2="12.352cm">
          <text:p text:style-name="P2"/>
        </draw:line>
        <draw:frame draw:style-name="gr2" draw:text-style-name="P3" draw:layer="layout" svg:width="0.942cm" svg:height="0.529cm" svg:x="16.008cm" svg:y="13.316cm">
          <draw:text-box>
            <text:p text:style-name="P2"><text:span text:style-name="T1">WFS</text:span></text:p>
          </draw:text-box>
        </draw:frame>
        <draw:frame draw:style-name="gr2" draw:text-style-name="P3" draw:layer="layout" svg:width="4.693cm" svg:height="0.529cm" svg:x="11.953cm" svg:y="8.626cm">
          <draw:text-box>
            <text:p text:style-name="P2"><text:span text:style-name="T1">RESTful CRUD Interface</text:span></text:p>
          </draw:text-box>
        </draw:frame>
        <draw:rect draw:style-name="gr1" draw:text-style-name="P1" draw:layer="layout" svg:width="6.185cm" svg:height="1.918cm" svg:x="3.774cm" svg:y="9.089cm">
          <text:p text:style-name="P2"/>
        </draw:rect>
        <draw:frame draw:style-name="gr2" draw:text-style-name="P3" draw:layer="layout" svg:width="2.97cm" svg:height="0.529cm" svg:x="3.723cm" svg:y="11.04cm">
          <draw:text-box>
            <text:p text:style-name="P2"><text:span text:style-name="T1">Darkstar Server</text:span></text:p>
          </draw:text-box>
        </draw:frame>
        <draw:custom-shape draw:style-name="gr5" draw:text-style-name="P1" draw:layer="layout" svg:width="1.217cm" svg:height="1.243cm" svg:x="4.26cm" svg:y="9.472cm">
          <text:p text:style-name="P2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1.693cm" svg:height="1.667cm" svg:x="7.755cm" svg:y="11.568cm">
          <text:p text:style-name="P2"/>
          <draw:enhanced-geometry svg:viewBox="0 0 88 21600" draw:glue-points="44 ?f6 44 0 0 10800 44 21600 88 10800" draw:text-areas="0 ?f6 88 ?f3" draw:type="can" draw:modifiers="7072.419106317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8.627cm" svg:y1="10.473cm" svg:x2="8.627cm" svg:y2="12.299cm">
          <text:p text:style-name="P2"/>
        </draw:line>
        <draw:frame draw:style-name="gr2" draw:text-style-name="P3" draw:layer="layout" svg:width="3.655cm" svg:height="0.529cm" svg:x="6.752cm" svg:y="13.263cm">
          <draw:text-box>
            <text:p text:style-name="P2"><text:span text:style-name="T1">Darkstar Object DB</text:span></text:p>
          </draw:text-box>
        </draw:frame>
        <draw:frame draw:style-name="gr2" draw:text-style-name="P3" draw:layer="layout" svg:width="2.288cm" svg:height="0.529cm" svg:x="5.699cm" svg:y="9.771cm">
          <draw:text-box>
            <text:p text:style-name="P2"><text:span text:style-name="T1">Cell Objects</text:span></text:p>
          </draw:text-box>
        </draw:frame>
        <draw:frame draw:style-name="gr2" draw:text-style-name="P3" draw:layer="layout" svg:width="4.667cm" svg:height="0.529cm" svg:x="4.673cm" svg:y="8.627cm">
          <draw:text-box>
            <text:p text:style-name="P2"><text:span text:style-name="T1">Wonderland Comm APIs</text:span></text:p>
          </draw:text-box>
        </draw:frame>
        <draw:line draw:style-name="gr6" draw:text-style-name="P1" draw:layer="layout" svg:x1="8.81cm" svg:y1="9.736cm" svg:x2="13.996cm" svg:y2="8.626cm">
          <text:p text:style-name="P2"/>
        </draw:line>
        <draw:rect draw:style-name="gr1" draw:text-style-name="P1" draw:layer="layout" svg:width="3.024cm" svg:height="1.918cm" svg:x="5.275cm" svg:y="4.889cm">
          <text:p text:style-name="P2"/>
        </draw:rect>
        <draw:frame draw:style-name="gr2" draw:text-style-name="P3" draw:layer="layout" svg:width="2.225cm" svg:height="0.529cm" svg:x="5.28cm" svg:y="4.347cm">
          <draw:text-box>
            <text:p text:style-name="P2"><text:span text:style-name="T1">WL Client A</text:span></text:p>
          </draw:text-box>
        </draw:frame>
        <draw:line draw:style-name="gr4" draw:text-style-name="P1" draw:layer="layout" svg:x1="6.801cm" svg:y1="5.975cm" svg:x2="6.799cm" svg:y2="8.493cm">
          <text:p text:style-name="P2"/>
        </draw:line>
        <draw:rect draw:style-name="gr1" draw:text-style-name="P1" draw:layer="layout" svg:width="3.024cm" svg:height="1.918cm" svg:x="11.375cm" svg:y="4.889cm">
          <text:p text:style-name="P2"/>
        </draw:rect>
        <draw:frame draw:style-name="gr2" draw:text-style-name="P3" draw:layer="layout" svg:width="2.225cm" svg:height="0.529cm" svg:x="11.38cm" svg:y="4.347cm">
          <draw:text-box>
            <text:p text:style-name="P2"><text:span text:style-name="T1">WL Client B</text:span></text:p>
          </draw:text-box>
        </draw:frame>
        <draw:line draw:style-name="gr4" draw:text-style-name="P1" draw:layer="layout" svg:x1="12.805cm" svg:y1="6.164cm" svg:x2="6.799cm" svg:y2="8.493cm">
          <text:p text:style-name="P2"/>
        </draw:line>
        <draw:custom-shape draw:style-name="gr3" draw:text-style-name="P1" draw:layer="layout" svg:width="1.693cm" svg:height="1.667cm" svg:x="13.56cm" svg:y="11.622cm">
          <text:p text:style-name="P2"/>
          <draw:enhanced-geometry svg:viewBox="0 0 88 21600" draw:glue-points="44 ?f6 44 0 0 10800 44 21600 88 10800" draw:text-areas="0 ?f6 88 ?f3" draw:type="can" draw:modifiers="7072.419106317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4.432cm" svg:y1="10.527cm" svg:x2="14.432cm" svg:y2="12.353cm">
          <text:p text:style-name="P2"/>
        </draw:line>
        <draw:frame draw:style-name="gr2" draw:text-style-name="P3" draw:layer="layout" svg:width="1.606cm" svg:height="0.529cm" svg:x="13.679cm" svg:y="13.317cm">
          <draw:text-box>
            <text:p text:style-name="P2"><text:span text:style-name="T1">Modules</text:span></text:p>
          </draw:text-box>
        </draw:frame>
        <draw:line draw:style-name="gr6" draw:text-style-name="P1" draw:layer="layout" svg:x1="7.038cm" svg:y1="6.112cm" svg:x2="14.023cm" svg:y2="8.599cm">
          <text:p text:style-name="P2"/>
        </draw:line>
        <draw:line draw:style-name="gr6" draw:text-style-name="P1" draw:layer="layout" svg:x1="12.832cm" svg:y1="6.192cm" svg:x2="14.075cm" svg:y2="8.59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0-03T15:25:11</meta:creation-date>
    <dc:date>2008-10-06T16:00:09</dc:date>
    <dc:language>en-US</dc:language>
    <meta:editing-cycles>6</meta:editing-cycles>
    <meta:editing-duration>PT19M3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